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BentonGothic-Regular" svg:font-family="BentonGothic-Regular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IN Alternate" svg:font-family="'DIN Alternate'" style:font-adornments="Standard" style:font-family-generic="roman" style:font-pitch="variable"/>
    <style:font-face style:name="DIN Alternate Medium" svg:font-family="'DIN Alternate Medium'" style:font-family-generic="roman" style:font-pitch="variable"/>
    <style:font-face style:name="DIN Alternate Medium1" svg:font-family="'DIN Alternate Medium'" style:font-adornments="Regular" style:font-family-generic="roman" style:font-pitch="variable"/>
    <style:font-face style:name="DIN Light" svg:font-family="'DIN Light'" style:font-family-generic="roman" style:font-pitch="variable"/>
    <style:font-face style:name="DIN Medium" svg:font-family="'DIN Medium'" style:font-adornments="Regular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style:font-name="DIN Light" fo:font-size="10pt" style:font-size-asian="10pt" style:font-size-complex="10pt"/>
    </style:style>
    <style:style style:name="P3" style:family="paragraph" style:parent-style-name="Standard">
      <style:text-properties style:font-name="DIN Alternate Medium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DIN Medium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DIN Medium"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DIN Alternate Medium1"/>
    </style:style>
    <style:style style:name="T3" style:family="text">
      <style:text-properties style:font-name="DIN Alternate Medium1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tudienarbeit – Urlaubshotelverwaltung</text:p>
      <text:p text:style-name="P4">Stefanie Lehmann, Elizabeth Pich</text:p>
      <text:p text:style-name="P3"/>
      <text:p text:style-name="P5"><text:span text:style-name="T1">0.1. </text:span>Anleitung zur Ausfuerungsreihenfolge:</text:p>
      <text:p text:style-name="P2">1. Fuehre 4.1_schema.sql aus</text:p>
      <text:p text:style-name="P2">2. Fuehre 4.2_daten.sql aus</text:p>
      <text:p text:style-name="P2">3. Fuehre 6_LogischeDatenUnab.sql aus</text:p>
      <text:p text:style-name="P2">4. Fuehre 4.3_konsistenz bis Zeile 1015 aus - dahinter befinden sich Beispielanfragen</text:p>
      <text:p text:style-name="P2">5. Fuehre 8_Indexe au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BentonGothic-Regular" svg:font-family="BentonGothic-Regular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IN Alternate" svg:font-family="'DIN Alternate'" style:font-adornments="Standard" style:font-family-generic="roman" style:font-pitch="variable"/>
    <style:font-face style:name="DIN Alternate Medium" svg:font-family="'DIN Alternate Medium'" style:font-family-generic="roman" style:font-pitch="variable"/>
    <style:font-face style:name="DIN Alternate Medium1" svg:font-family="'DIN Alternate Medium'" style:font-adornments="Regular" style:font-family-generic="roman" style:font-pitch="variable"/>
    <style:font-face style:name="DIN Light" svg:font-family="'DIN Light'" style:font-family-generic="roman" style:font-pitch="variable"/>
    <style:font-face style:name="DIN Medium" svg:font-family="'DIN Medium'" style:font-adornments="Regular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entonGothic-Regular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IN Alternat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entonGothic-Regular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entonGothic-Regular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entonGothic-Regular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entonGothic-Regular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entonGothic-Regular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4-08-24T13:28:00.04</dc:date>
    <dc:creator>Elli </dc:creator>
    <meta:editing-duration>PT8M34S</meta:editing-duration>
    <meta:editing-cycles>30</meta:editing-cycles>
    <meta:document-statistic meta:table-count="0" meta:image-count="0" meta:object-count="0" meta:page-count="1" meta:paragraph-count="8" meta:word-count="39" meta:character-count="311"/>
  </office:meta>
</office:document-meta>
</file>